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10.75cm" fo:min-width="0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1cm" svg:x="1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1.2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cm" svg:y1="2cm" svg:x2="3cm" svg:y2="2cm">
          <text:p/>
        </draw:line>
        <draw:custom-shape draw:style-name="gr1" draw:text-style-name="P1" draw:layer="layout" svg:width="0.5cm" svg:height="11cm" svg:x="4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4.2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293cm" svg:y1="2.707cm" svg:x2="5.707cm" svg:y2="1.2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2:14:32.258000000</meta:creation-date>
    <dc:date>2024-04-20T22:19:52.362000000</dc:date>
    <meta:editing-duration>PT5M19S</meta:editing-duration>
    <meta:editing-cycles>3</meta:editing-cycles>
    <meta:generator>LibreOffice/7.5.0.3$Windows_X86_64 LibreOffice_project/c21113d003cd3efa8c53188764377a8272d9d6de</meta:generator>
    <meta:document-statistic meta:object-count="8"/>
  </office:meta>
</office:document-meta>
</file>